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ent Stateless gemacht und Dokumentation angefangen</text:p>
          </table:table-cell>
          <table:table-cell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View angefangen, Resources serialisiert/deserialisiert und gezipped</text:p>
          </table:table-cell>
          <table:table-cell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dimentäre Funktionalität hiermit beendet &gt; Man kann experimente schicken und sie werden gestarted</text:p>
          </table:table-cell>
          <table:table-cell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berarbeitung der Rest Schnittstelle, GUI erweitert → verfügbare Simulationen können jetzt abgefragt werden</text:p>
          </table:table-cell>
          <table:table-cell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60" calcext:value-type="float">
            <text:p>1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2:50:55.309945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5.2$Linux_X86_64 LibreOffice_project/40$Build-2</meta:generator>
    <dc:date>2020-07-16T22:52:43.083612443</dc:date>
    <meta:editing-duration>PT56M46S</meta:editing-duration>
    <meta:editing-cycles>16</meta:editing-cycles>
    <meta:document-statistic meta:table-count="1" meta:cell-count="172" meta:object-count="0"/>
  </office:meta>
</office:document-meta>
</file>